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language="ru" fo:country="RU" style:font-size-asian="16pt" style:font-size-complex="16pt"/>
    </style:style>
    <style:style style:name="P2" style:family="paragraph" style:parent-style-name="Standard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2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3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клад: <text:span text:style-name="T1">Каким должен быть надежный поставщик данных?</text:span></text:p>
      <text:p text:style-name="P1"><text:span text:style-name="T1"/></text:p>
      <text:p text:style-name="P2">В этом докладе обсудим:</text:p>
      <text:list xml:id="list4694798928775398036" text:style-name="L1">
        <text:list-item>
          <text:p text:style-name="P3">Как можно экспортировать данные потребителям;</text:p>
        </text:list-item>
        <text:list-item>
          <text:p text:style-name="P3">Какие требования предьявляются к экспорту данным, на примере проекта <text:span text:style-name="T2">ADF;</text:span></text:p>
        </text:list-item>
        <text:list-item>
          <text:p text:style-name="P3">Какие проблемы могут возникать при поставке данных (на стороне поставщика и потребителя);</text:p>
        </text:list-item>
        <text:list-item>
          <text:p text:style-name="P3">Каким образом организуется внутренний <text:span text:style-name="T2">Heartbeat </text:span>в экспортной системе;</text:p>
        </text:list-item>
        <text:list-item>
          <text:p text:style-name="P3">Что такое <text:span text:style-name="T2">recovery </text:span>процесс, когда и зачем его проводят. Как его можно реализовать и какие проблемы могут при этом возникнуть;</text:p>
        </text:list-item>
        <text:list-item>
          <text:p text:style-name="P3">Выводы</text:p>
        </text:list-item>
      </text:list>
      <text:p text:style-name="P2"/>
      <text:p text:style-name="P2">Начнем того, что такое экспорт данных и зачем это нужно. </text:p>
      <text:p text:style-name="P2"/>
      <text:p text:style-name="P2">Основной продукт компании <text:span text:style-name="T2">Altenar —</text:span> это инструмент, предоставляющий букмекерскую информацию о коэффициентах рынков и статистики матчей в прямом эфире</text:p>
      <text:p text:style-name="P2">Одним из ключевых проектов внутри компании является проект <text:span text:style-name="T2">Altenar Data Feed (ADF) —</text:span> который как раз занимается интеграциями с поставщиками данных, ведет матчи, занимается рассчетом данных и их экспортом в другой внутренний продукт компании — <text:span text:style-name="T2">SportsBook </text:span>(<text:span text:style-name="T2">SB2) —</text:span> который уже отображает данные в рамках своего <text:span text:style-name="T2">frontend<text:line-break/>ADF </text:span>экспортирует в <text:span text:style-name="T2">SB2 </text:span>информацию о всех рассчитанных коэффициентах на матч (после проведения итераций внутренних рассчетов, происходящих с некоторой регулярностью), расписании матчей и лайв статистики по матчам</text:p>
      <text:p text:style-name="P2"/>
      <text:p text:style-name="P2">Каким образом производится экспорт данных?</text:p>
      <text:p text:style-name="P2">Экспорт данных производится с использованием брокера сообщений <text:span text:style-name="T2">RabbitMQ </text:span>и использования единого потребительского <text:span text:style-name="T2">exchange —</text:span> который имеет несколько <text:span text:style-name="T2">routing keys (RK) </text:span>для обеспечения логистики доставки данных потребителю в виде <text:span text:style-name="T2">SB2 Import</text:span></text:p>
      <text:p text:style-name="P2">То есть на деле <text:span text:style-name="T2">ADF </text:span>экспорт, получая какие то внутренние отчеты, выполняет некоторые конвертации над внутренними моделями данных, переводит их в формат потребителя (он описан в рамках <text:span text:style-name="T2">JSON </text:span>схемы для каждого типа экспортируемых данных) — и отправляет сообщение в <text:span text:style-name="T2">exchange, </text:span>указывая формат <text:span text:style-name="T2">destination </text:span>(целевой точки отправки)</text:p>
      <text:p text:style-name="P2"/>
      <text:p text:style-name="P2">Звучит неплохо, не правда ли? </text:p>
      <text:p text:style-name="P2">Но у этого подхода есть и свои потенциальные затруднения. С одной стороны это гибкое асинхронное решение — экспорт данных создает сообщение и отправляет его в очередь — а потребитель сам обработает сообщение, когда будет к этому готов, сам может обработать на своей стороне возможные косяки с дублированием или перетиранием данных (обеспечить так называемую <text:soft-page-break/>идемподентность данных)</text:p>
      <text:p text:style-name="P2">Но проблемы начинают появляться тогда, когда начинаются какие то проблемы на стороне поставщика или потребителя</text:p>
      <text:p text:style-name="P2"/>
      <text:p text:style-name="P2">В случае, если потребитель по какой то причине не мог читать очередь из сообщений какое то время — он, проснувшись, увидит, что у него скопилась огромная очередь (из сотен сообщений) — которую он не может быстро обработать — из-за этого более новые данные, сгенерированные <text:span text:style-name="T2">ADF </text:span>не могут своевременно появляться у потребителя на админке, где он мониторит их</text:p>
      <text:p text:style-name="P2"/>
      <text:p text:style-name="P2">В целом — это проблема частично может решаться использованием сдвига <text:span text:style-name="T2">offset</text:span>ов по очереди потребителя. В рамках потребляемой очереди можно видеть текущий лаг (кол-во непрочитанных сообщений, которые предстоит прочитать перед тем, как перейти к самому последнему) — в целом ручными и автоматизированными инструментами можно мониторить этот лаг и производить его уменьшение — сдвиг последнего сообщения.</text:p>
      <text:p text:style-name="P2">Но в таком случае стоит понимать, что часть сообщений будет намеренно пропущено — и даже, если они не содержат самых актуальных интересуемых данных — эти пропущенные данные могут содержать потенциально важные данные для поддержания состояния потребителя </text:p>
      <text:p text:style-name="P2"/>
      <text:p text:style-name="P2">И надо думать, что с этим можно сделать...</text:p>
      <text:p text:style-name="P2"/>
      <text:p text:style-name="P2">Теперь перейдем к обзору ситуаций, когда у поставщика данных <text:span text:style-name="T2">(ADF) </text:span>случается что то плохое и:</text:p>
      <text:list xml:id="list4847576883086379298" text:style-name="L2">
        <text:list-item>
          <text:p text:style-name="P4">он либо не может слать какой то вид данных</text:p>
        </text:list-item>
        <text:list-item>
          <text:p text:style-name="P4">произошла ошибка в важном сервисе по импорту и просчету данных</text:p>
        </text:list-item>
      </text:list>
      <text:p text:style-name="P2"/>
      <text:p text:style-name="P2">Обращу внимание на момент того, что сейчас в системе обслуживается 5 видов спорта — и физически для них существуют различные подсистемы импорта, просчета данных, а также они физически экспортируется по разным каналам</text:p>
      <text:p text:style-name="P2"/>
      <text:p text:style-name="P2">В обоих случаях так или иначе поставщик не может слать актуальные данные, либо все целиком, либо по какому то спорту</text:p>
      <text:p text:style-name="P2">Импорт <text:span text:style-name="T2">SB </text:span>может получать данные не только от внутреннего поставщика <text:span text:style-name="T2">ADF – </text:span>а и у крупных внешних поставщиков, например, <text:span text:style-name="T2">BetRadar —</text:span> являющегося одним из титанов на рынке</text:p>
      <text:p text:style-name="P2">Если <text:span text:style-name="T2">ADF </text:span>не может нормально слать данные — <text:span text:style-name="T2">SB Import </text:span>хочет во время узнавать об этом и принимать меры на своей стороне</text:p>
      <text:p text:style-name="P2"/>
      <text:p text:style-name="P2">Как же обеспечить информацию о жизнеспособности поставщика?</text:p>
      <text:p text:style-name="P2"/>
      <text:p text:style-name="P2">На стороне <text:span text:style-name="T2">ADF </text:span>был создан инструмент <text:span text:style-name="T2">Heartbeat —</text:span> который занимается тем, что смотрит по <text:span text:style-name="T2">Kubernetes, </text:span>какие из сервисов сейчас доступны и работают — то есть те, которые сами отдают <text:span text:style-name="T2">hc </text:span>на <text:span text:style-name="T2">REST</text:span>-запросы внутри <text:span text:style-name="T2">k8s namespace</text:span></text:p>
      <text:p text:style-name="P2"><text:soft-page-break/>Кроме этого он может смотреть на то, сколько времени нет этого самого <text:span text:style-name="T2">hc</text:span></text:p>
      <text:p text:style-name="P2">При этом у каждого сервиса есть некоторая спецификация — то есть инструкция того, на основании чего можно инструменту <text:span text:style-name="T2">Heartbeat </text:span>принимать решение о том, является ли сервис системы доступным или нет</text:p>
      <text:p text:style-name="P2">Кроме того, каждый сервис помечен флагом, должен ли он влиять на общий <text:span text:style-name="T2">heartbeat – </text:span>критически важные сервисы должны сразу ломать общий <text:span text:style-name="T2">heartbeat</text:span></text:p>
      <text:p text:style-name="P2"><text:span text:style-name="T2"/></text:p>
      <text:p text:style-name="P2">Но у этого решения тоже есть свои минусы. Например, в текущем виде весь экспорт данных идет через неспортозависимые сервисы — то есть получая проблемы в ведении матчей по футболу мы не можем нормально вести экспорт данных по остальным спортам</text:p>
      <text:p text:style-name="P2">И плюс к тому, бизнесу бы не хотелось, чтобы проблемы при ведении отдельных матчей (не слишком приоритетных) влияло на ведение и экспорт данных по более важным матчам (каких-то крупных лиг, потеря денег на которых будет достаточно ощутимой)</text:p>
      <text:p text:style-name="P2"/>
      <text:p text:style-name="P2">В данный момент как раз ведется разработки решений, призванных справиться с перечисленными проблемами.</text:p>
      <text:p text:style-name="P2">Ключевое, что экспортер данных теперь будет способен сигнализировать о проблемах, произошедших в каких то отдельных матчах — и не останавливать поток сообщений о матчах остальных — что очень эффективно.</text:p>
      <text:p text:style-name="P2"/>
      <text:p text:style-name="P2">Вот, мы вроде бы частично порешали проблемы, которые могут возникнуть у нас при экспорте данных</text:p>
      <text:p text:style-name="P2">Но что, если проблемы возникли у поставщика</text:p>
      <text:p text:style-name="P2"/>
      <text:p text:style-name="P2">Мы уже разобрали случаи того, когда потребитель не был какое то время активен и поэтому находится в ситуации, когда ему нужно обработать неподьемный набор данных — причем данных по всем спортам, и в рамках спорта по каждому матчу.</text:p>
      <text:p text:style-name="P2">Но бизнес например хочет все равно получить актуальные данные на своей стороне хотя бы по каким то отдельным матчам.</text:p>
      <text:p text:style-name="P2">Или хотя бы данные за какой то промежуток времени, чтобы хотя бы частично синхронизироваться по состоянию с поставщиком — а все остальные данные обработать уже позже, когда на это останутся ресурсы</text:p>
      <text:p text:style-name="P2"/>
      <text:p text:style-name="P2">Тут то мы и подходим к такому инструменту как <text:span text:style-name="T2">recovery</text:span></text:p>
      <text:p text:style-name="P2">По русски это звучит как операция восстановления. Это закрепленный термин в контексте поставщиком данных</text:p>
      <text:p text:style-name="P2">В рамках разработки такого собственного инструмента мы вдохновлялись интерфейсом (использовали за основу <text:span text:style-name="T2">REST API</text:span>) который используется <text:span text:style-name="T2">BetRadar</text:span></text:p>
      <text:p text:style-name="P2"><text:span text:style-name="T2"/></text:p>
      <text:p text:style-name="P2">Что же предоставляет данный инструмент?</text:p>
      <text:p text:style-name="P2">Он дает возможность в ручном режиме через <text:span text:style-name="T2">HTTP API </text:span>запрос послать запрос <text:soft-page-break/>на формирование восстановления данных по определенному матчу/всем матчам, изменения по которым произошли за некоторый промежуток времени</text:p>
      <text:p text:style-name="P2">Далее, если говорить верхнеуровнево, <text:span text:style-name="T2">recovery </text:span>будет искать и формировать для каждого подходящего под запрос матча снэпшот (снимок) всех сформированных за это время изменений — и пошлет их потребителю по <text:span text:style-name="T2">RabbitMQ —</text:span> но в рамках другой очереди — чтобы он имел возможность обработать эти данные, не потеряв состояние данных из основной очереди, которые ему пришлось бы пропустить</text:p>
      <text:p text:style-name="P2"/>
      <text:p text:style-name="P2">Какие проблемы могут быть в данном подходе?</text:p>
      <text:p text:style-name="P2"/>
      <text:p text:style-name="P2">Одной из основных проблем, над которой мы сразу задумались — это то, не возникнут ли ситуации гонок между разными отправителями данных со стороны <text:span text:style-name="T2">ADF </text:span>у потребителя</text:p>
      <text:p text:style-name="P2">То есть условно из обычной очереди может прийти изменение в тайминг <text:span text:style-name="T2">A </text:span>по матчу, и через 1 секунду придет изменение из очереди рекавери по тому же матчу — но при этом оно будет содержать более старые данные</text:p>
      <text:p text:style-name="P2"/>
      <text:p text:style-name="P2">Как такое возможно? </text:p>
      <text:p text:style-name="P2">Физически, экспортом данных в основном потоке и экспортом рекавери данных занимаются разные сервисы — которые параллельно слушают изменения из внутренних <text:span text:style-name="T2">Kafka </text:span>топиков. Мы в целом никак не может синхронизировать на нашей стороне параллельную работу между ними</text:p>
      <text:p text:style-name="P2">Но по итогу мы пришли к тому, что у каждого изменения, которое приходит к нам из домена рассчета данных, есть некоторый <text:span text:style-name="T2">timestamp —</text:span> метка производства данных — и мы экспортируем ее внутри сообщения</text:p>
      <text:p text:style-name="P2">То есть разруливанием данных занимается сам потребитель, используя эти самые временные метки</text:p>
      <text:p text:style-name="P2"/>
      <text:p text:style-name="P2">Вроде бы все хорошо, подходы и архитектурные решения, спроектированные и примененные нами лишают нас практически всех проблемных кейсов, которые возникают как при ошибках и простоях и на стороне поставщика данных, и на стороне потребителя данных</text:p>
      <text:p text:style-name="P2"/>
      <text:p text:style-name="P2">Из минусов, про которые стоит упомянуть — это то, что сама экспорт система благодаря эти нововведениям очень сильно разрастается, появляется куча новых сервисов, хранилищ данных.</text:p>
      <text:p text:style-name="P2">Изменения по бизнес логике и транспортным моделям теперь необходимо будет вносить в несколько разных мест, а не только в одном, как ранее</text:p>
      <text:p text:style-name="P2"/>
      <text:p text:style-name="P2">Частично решить эту проблему мы попытались с использованием подхода с вынесением общей кодовой базы в библиотеку — которая билдится как внутренний <text:span text:style-name="T2">nuget </text:span>пакет, который мы можем использовать внутри отдельных сервисов — и соответственно, проводить меньше копипаста</text:p>
      <text:p text:style-name="P2">Но пока не получилось провести вынос всей общей кодовой базы, например, <text:soft-page-break/>транспортных моделей и связанных конвертаций — это связано во многом с тем, что в целом решили не использовать подход с переносом логики транспортного уровня в библиотеку</text:p>
      <text:p text:style-name="P2"/>
      <text:p text:style-name="P2">Какие выводы можно сделать на основании этого:</text:p>
      <text:p text:style-name="P2"/>
      <text:list xml:id="list8506875218219208855" text:style-name="L3">
        <text:list-item>
          <text:p text:style-name="P5">Доставка данных в распределенных системах является сложным и затратным процессом</text:p>
        </text:list-item>
        <text:list-item>
          <text:p text:style-name="P5">В рамках процесса этой доставки может возникнуть множество редких, но больных ситуаций, которые придется как то решать</text:p>
        </text:list-item>
        <text:list-item>
          <text:p text:style-name="P5">Ситуации возникают либо на стороне поставщика, либо на стороне потребителя — они решаются по разному</text:p>
        </text:list-item>
        <text:list-item>
          <text:p text:style-name="P5">Обеспечение полной надежности доставки данных, создание мощных отказоустойчивых решений может обойтись достаточно дорого как по времени проектирования, реализации — так и сильно усложнит дальнейшую поддержку проекта</text:p>
        </text:list-item>
        <text:list-item>
          <text:p text:style-name="P5">В некоторых случаях действительно можно забить на какие то супер-редкие <text:span text:style-name="T2">corner </text:span>кейсы, решение которых может повлечь полный пересмотр реализации компонентов системы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M35S</meta:editing-duration>
    <meta:editing-cycles>3</meta:editing-cycles>
    <meta:generator>OpenOffice/4.1.15$Win32 OpenOffice.org_project/4115m2$Build-9813</meta:generator>
    <dc:date>2025-04-24T13:36:05.10</dc:date>
    <meta:document-statistic meta:table-count="0" meta:image-count="0" meta:object-count="0" meta:page-count="5" meta:paragraph-count="66" meta:word-count="1498" meta:character-count="10066"/>
    <dc:creator>Кирилл Парахин</dc:creator>
    <meta:user-defined meta:name="Info 1"/>
    <meta:user-defined meta:name="Info 2"/>
    <meta:user-defined meta:name="Info 3"/>
    <meta:user-defined meta:name="Info 4"/>
  </office:meta>
</office:document-meta>
</file>